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Standard">
      <style:paragraph-properties fo:text-align="end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style:font-size-asian="14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size="14pt" style:font-size-asian="14pt"/>
    </style:style>
    <style:style style:name="P11" style:family="paragraph" style:parent-style-name="Standard">
      <style:paragraph-properties fo:text-align="end" style:justify-single-word="false" fo:break-before="page"/>
      <style:text-properties fo:font-size="14pt" style:font-size-asian="14pt" style:font-size-complex="14pt"/>
    </style:style>
    <style:style style:name="P12" style:family="paragraph" style:parent-style-name="Text_20_body_20_indent">
      <style:paragraph-properties fo:margin-left="10.753cm" fo:margin-right="0cm" fo:text-indent="0cm" style:auto-text-indent="false"/>
      <style:text-properties fo:language="ru" fo:country="RU" fo:font-weight="bold" style:font-weight-asian="bold"/>
    </style:style>
    <style:style style:name="P13" style:family="paragraph" style:parent-style-name="Text_20_body_20_indent">
      <style:paragraph-properties fo:margin-left="10.753cm" fo:margin-right="0cm" fo:text-align="start" style:justify-single-word="false" fo:text-indent="0cm" style:auto-text-indent="false"/>
      <style:text-properties fo:language="ru" fo:country="RU"/>
    </style:style>
    <style:style style:name="P14" style:family="paragraph" style:parent-style-name="Text_20_body_20_indent">
      <style:paragraph-properties fo:margin-left="10.753cm" fo:margin-right="0cm" fo:text-align="start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Text_20_body_20_indent" style:master-page-name="Standard">
      <style:paragraph-properties fo:margin-left="10.753cm" fo:margin-right="0cm" fo:text-indent="0cm" style:auto-text-indent="false" style:page-number="auto"/>
      <style:text-properties fo:language="ru" fo:country="RU" fo:font-weight="bold" style:font-weight-asian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size-complex="14pt"/>
    </style:style>
    <style:style style:name="T4" style:family="text">
      <style:text-properties fo:language="ru" fo:country="RU" style:font-size-complex="14pt"/>
    </style:style>
    <style:style style:name="T5" style:family="text">
      <style:text-properties fo:language="ru" fo:country="RU" style:font-size-complex="14pt" style:language-complex="fa" style:country-complex="IR" style:font-weight-complex="bold"/>
    </style:style>
    <style:style style:name="T6" style:family="text">
      <style:text-properties fo:color="#000000" fo:letter-spacing="-0.005cm" style:font-size-complex="14pt"/>
    </style:style>
    <style:style style:name="T7" style:family="text">
      <style:text-properties fo:color="#000000" fo:letter-spacing="0.014cm" fo:language="ru" fo:country="RU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2"/>
      <text:p text:style-name="P2"/>
      <text:p text:style-name="P3"/>
      <text:p text:style-name="P3"/>
      <text:p text:style-name="P3"/>
      <text:p text:style-name="P3">Российская Государственная библиотека (РГБ)</text:p>
      <text:p text:style-name="P14"/>
      <text:p text:style-name="P13"/>
      <text:p text:style-name="P8"/>
      <text:p text:style-name="P1"><text:span text:style-name="T3"><text:tab/>Диссертационный совет ___ШИФР_СОВЕТА___</text:span><text:span text:style-name="T4"> </text:span><text:span text:style-name="T3">направляет Вам </text:span><text:span text:style-name="T4">диссертацию ___ФИО_в_родительном_падеже___</text:span><text:span text:style-name="T5">,</text:span><text:span text:style-name="T3"> успешно защитивше</text:span><text:span text:style-name="T4">го</text:span><text:span text:style-name="T3"> диссертацию</text:span><text:span text:style-name="T4"> «___Тема_диссертации___</text:span><text:span text:style-name="T3">» по специальности ___ШИФР_СПЕЦ___ ___Название_научной_специальности___ на соискание ученой </text:span><text:span text:style-name="T6">степени ___кандидат_или_доктор___</text:span><text:span text:style-name="T7">а ___каких_наук___ </text:span><text:span text:style-name="T3">наук</text:span><text:span text:style-name="T4">.</text:span><text:span text:style-name="T3"> </text:span></text:p>
      <text:p text:style-name="P10">Защита диссертации состоялась ___дата_защиты___.</text:p>
      <text:p text:style-name="P5"/>
      <text:p text:style-name="P4"/>
      <text:p text:style-name="P4"/>
      <text:p text:style-name="P4"/>
      <text:p text:style-name="P4">Ученый секретарь </text:p>
      <text:p text:style-name="Standard"><text:span text:style-name="T1">диссертационного совета ___ШИФР_СОВЕТА___ <text:s text:c="41"/></text:span><text:span text:style-name="T2">___Учсекретарь_И_О___</text:span></text:p>
      <text:p text:style-name="P4"/>
      <text:p text:style-name="P7"/>
      <text:p text:style-name="P7"/>
      <text:p text:style-name="P6"/>
      <text:p text:style-name="P6"/>
      <text:p text:style-name="P6"/>
      <text:p text:style-name="P11"/>
      <text:p text:style-name="P6"/>
      <text:p text:style-name="P6">Обращаем Ваше внимание, что диссертацию можно отправить по почте по адресу: 119019, г. Москва, ул. Воздвиженка, д. 3/5</text:p>
      <text:p text:style-name="P6">Отдел диссертаций</text:p>
      <text:p text:style-name="P6"/>
      <text:p text:style-name="P9">В посылку вкладываете диссертацию и оригинал сопроводительного письма подписанный, с печатью. На копии письма ставите печать почты с датой отпра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001cm" fo:margin-right="0cm" fo:text-align="end" style:justify-single-word="false" fo:text-indent="0cm" style:auto-text-indent="false"/>
      <style:text-properties fo:font-size="14pt" fo:language="none" fo:country="none" style:font-size-asian="14pt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25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ГБУ « РОССИЙСКАЯ</dc:title>
    <dc:subject/>
    <meta:keyword/>
    <meta:initial-creator>l.drobysheva</meta:initial-creator>
    <meta:creation-date>2019-02-13T14:04:00</meta:creation-date>
    <dc:date>2025-10-19T16:43:13.625054912</dc:date>
    <meta:print-date>2025-06-27T09:44:00</meta:print-date>
    <meta:editing-cycles>16</meta:editing-cycles>
    <meta:editing-duration>PT3H35M14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8" meta:word-count="76" meta:character-count="800" meta:non-whitespace-character-count="688"/>
  </office:meta>
</office:document-meta>
</file>